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Theory questionnaire</text:h>
      <text:p text:style-name="First_20_paragraph"><text:span text:style-name="T1">A</text:span><text:span text:style-name="T2"> </text:span><text:span text:style-name="T3">theory</text:span><text:span text:style-name="T4"> </text:span><text:span text:style-name="T5">is</text:span><text:span text:style-name="T6"> </text:span><text:span text:style-name="T7">a</text:span><text:span text:style-name="T8"> </text:span><text:span text:style-name="T9">conceptual</text:span><text:span text:style-name="T10"> </text:span><text:span text:style-name="T11">framework</text:span><text:span text:style-name="T12"> </text:span><text:span text:style-name="T13">that</text:span><text:span text:style-name="T14"> </text:span><text:span text:style-name="T15">activists</text:span><text:span text:style-name="T16"> </text:span><text:span text:style-name="T17">may</text:span><text:span text:style-name="T18"> </text:span><text:span text:style-name="T19">find</text:span><text:span text:style-name="T20"> </text:span><text:span text:style-name="T21">useful</text:span><text:span text:style-name="T22"> </text:span><text:span text:style-name="T23">for</text:span><text:span text:style-name="T24"> </text:span><text:span text:style-name="T25">understanding</text:span><text:span text:style-name="T26"> </text:span><text:span text:style-name="T27">the</text:span><text:span text:style-name="T28"> </text:span><text:span text:style-name="T29">world</text:span><text:span text:style-name="T30"> </text:span><text:span text:style-name="T31">and</text:span><text:span text:style-name="T32"> </text:span><text:span text:style-name="T33">how</text:span><text:span text:style-name="T34"> </text:span><text:span text:style-name="T35">to</text:span><text:span text:style-name="T36"> </text:span><text:span text:style-name="T37">change</text:span><text:span text:style-name="T38"> </text:span><text:span text:style-name="T39">it.</text:span><text:span text:style-name="T40"> </text:span><text:span text:style-name="T41">It</text:span><text:span text:style-name="T42"> </text:span><text:span text:style-name="T43">may</text:span><text:span text:style-name="T44"> </text:span><text:span text:style-name="T45">provide</text:span><text:span text:style-name="T46"> </text:span><text:span text:style-name="T47">us</text:span><text:span text:style-name="T48"> </text:span><text:span text:style-name="T49">with</text:span><text:span text:style-name="T50"> </text:span><text:span text:style-name="T51">new</text:span><text:span text:style-name="T52"> </text:span><text:span text:style-name="T53">insight</text:span><text:span text:style-name="T54"> </text:span><text:span text:style-name="T55">into</text:span><text:span text:style-name="T56"> </text:span><text:span text:style-name="T57">how</text:span><text:span text:style-name="T58"> </text:span><text:span text:style-name="T59">power</text:span><text:span text:style-name="T60"> </text:span><text:span text:style-name="T61">works,</text:span><text:span text:style-name="T62"> </text:span><text:span text:style-name="T63">how</text:span><text:span text:style-name="T64"> </text:span><text:span text:style-name="T65">to</text:span><text:span text:style-name="T66"> </text:span><text:span text:style-name="T67">think</text:span><text:span text:style-name="T68"> </text:span><text:span text:style-name="T69">more</text:span><text:span text:style-name="T70"> </text:span><text:span text:style-name="T71">strategically,</text:span><text:span text:style-name="T72"> </text:span><text:span text:style-name="T73">or</text:span><text:span text:style-name="T74"> </text:span><text:span text:style-name="T75">how</text:span><text:span text:style-name="T76"> </text:span><text:span text:style-name="T77">to</text:span><text:span text:style-name="T78"> </text:span><text:span text:style-name="T79">focus</text:span><text:span text:style-name="T80"> </text:span><text:span text:style-name="T81">your</text:span><text:span text:style-name="T82"> </text:span><text:span text:style-name="T83">group's</text:span><text:span text:style-name="T84"> </text:span><text:span text:style-name="T85">energies</text:span><text:span text:style-name="T86"> </text:span><text:span text:style-name="T87">to</text:span><text:span text:style-name="T88"> </text:span><text:span text:style-name="T89">achieve</text:span><text:span text:style-name="T90"> </text:span><text:span text:style-name="T91">the</text:span><text:span text:style-name="T92"> </text:span><text:span text:style-name="T93">changes</text:span><text:span text:style-name="T94"> </text:span><text:span text:style-name="T95">you</text:span><text:span text:style-name="T96"> </text:span><text:span text:style-name="T97">desire.</text:span></text:p>
      <text:p text:style-name="Text_20_body"><text:span text:style-name="T98">Please</text:span><text:span text:style-name="T99"> </text:span><text:span text:style-name="T100">answer</text:span><text:span text:style-name="T101"> </text:span><text:span text:style-name="T102">the</text:span><text:span text:style-name="T103"> </text:span><text:span text:style-name="T104">following</text:span><text:span text:style-name="T105"> </text:span><text:span text:style-name="T106">questions</text:span><text:span text:style-name="T107"> </text:span><text:span text:style-name="T108">as</text:span><text:span text:style-name="T109"> </text:span><text:span text:style-name="T110">fully</text:span><text:span text:style-name="T111"> </text:span><text:span text:style-name="T112">as</text:span><text:span text:style-name="T113"> </text:span><text:span text:style-name="T114">you're</text:span><text:span text:style-name="T115"> </text:span><text:span text:style-name="T116">able</text:span><text:span text:style-name="T117"> </text:span><text:span text:style-name="T118">—</text:span><text:span text:style-name="T119"> </text:span><text:span text:style-name="T120">your</text:span><text:span text:style-name="T121"> </text:span><text:span text:style-name="T122">answers</text:span><text:span text:style-name="T123"> </text:span><text:span text:style-name="T124">will</text:span><text:span text:style-name="T125"> </text:span><text:span text:style-name="T126">help</text:span><text:span text:style-name="T127"> </text:span><text:span text:style-name="T128">ensure</text:span><text:span text:style-name="T129"> </text:span><text:span text:style-name="T130">that</text:span><text:span text:style-name="T131"> </text:span><text:span text:style-name="T132">the</text:span><text:span text:style-name="T133"> </text:span><text:span text:style-name="T134">write-up</text:span><text:span text:style-name="T135"> </text:span><text:span text:style-name="T136">of</text:span><text:span text:style-name="T137"> </text:span><text:span text:style-name="T138">this</text:span><text:span text:style-name="T139"> </text:span><text:span text:style-name="T140">theoretical</text:span><text:span text:style-name="T141"> </text:span><text:span text:style-name="T142">concept</text:span><text:span text:style-name="T143"> </text:span><text:span text:style-name="T144">is</text:span><text:span text:style-name="T145"> </text:span><text:span text:style-name="T146">as</text:span><text:span text:style-name="T147"> </text:span><text:span text:style-name="T148">accurate,</text:span><text:span text:style-name="T149"> </text:span><text:span text:style-name="T150">complete,</text:span><text:span text:style-name="T151"> </text:span><text:span text:style-name="T152">and</text:span><text:span text:style-name="T153"> </text:span><text:span text:style-name="T154">useful</text:span><text:span text:style-name="T155"> </text:span><text:span text:style-name="T156">as</text:span><text:span text:style-name="T157"> </text:span><text:span text:style-name="T158">possible.</text:span></text:p>
      <text:p text:style-name="Text_20_body"><text:span text:style-name="T159">If</text:span><text:span text:style-name="T160"> </text:span><text:span text:style-name="T161">a</text:span><text:span text:style-name="T162"> </text:span><text:span text:style-name="T163">particular</text:span><text:span text:style-name="T164"> </text:span><text:span text:style-name="T165">question</text:span><text:span text:style-name="T166"> </text:span><text:span text:style-name="T167">is</text:span><text:span text:style-name="T168"> </text:span><text:span text:style-name="T169">not</text:span><text:span text:style-name="T170"> </text:span><text:span text:style-name="T171">relevant</text:span><text:span text:style-name="T172"> </text:span><text:span text:style-name="T173">to</text:span><text:span text:style-name="T174"> </text:span><text:span text:style-name="T175">your</text:span><text:span text:style-name="T176"> </text:span><text:span text:style-name="T177">particular</text:span><text:span text:style-name="T178"> </text:span><text:span text:style-name="T179">theoretical</text:span><text:span text:style-name="T180"> </text:span><text:span text:style-name="T181">concept,</text:span><text:span text:style-name="T182"> </text:span><text:span text:style-name="T183">simply</text:span><text:span text:style-name="T184"> </text:span><text:span text:style-name="T185">skip</text:span><text:span text:style-name="T186"> </text:span><text:span text:style-name="T187">it</text:span><text:span text:style-name="T188"> </text:span><text:span text:style-name="T189">and</text:span><text:span text:style-name="T190"> </text:span><text:span text:style-name="T191">move</text:span><text:span text:style-name="T192"> </text:span><text:span text:style-name="T193">on.</text:span></text:p>
      <text:h text:style-name="Heading_20_2" text:outline-level="2">What is the idea, concept, or framework that this theory describes?</text:h>
      <text:h text:style-name="Heading_20_2" text:outline-level="2">What are the concept's origins? Has it always been applied to social change, or how did it come to be applied?</text:h>
      <text:h text:style-name="Heading_20_2" text:outline-level="2">How might understanding this concept change activism/organizing for the better, or make it more effective?</text:h>
      <text:h text:style-name="Heading_20_2" text:outline-level="2">If possible, describe one or two examples of how this concept has helped activists in the past?</text:h>
      <text:p text:style-name="First_20_paragraph"><text:span text:style-name="T194">(About</text:span><text:span text:style-name="T195"> </text:span><text:span text:style-name="T196">one</text:span><text:span text:style-name="T197"> </text:span><text:span text:style-name="T198">paragraph</text:span><text:span text:style-name="T199"> </text:span><text:span text:style-name="T200">for</text:span><text:span text:style-name="T201"> </text:span><text:span text:style-name="T202">each</text:span><text:span text:style-name="T203"> </text:span><text:span text:style-name="T204">example.)</text:span></text:p>
      <text:h text:style-name="Heading_20_2" text:outline-level="2">What are some examples of how this principle has been well used?</text:h>
      <text:p text:style-name="First_20_paragraph"><text:span text:style-name="T205">(Describe</text:span><text:span text:style-name="T206"> </text:span><text:span text:style-name="T207">each</text:span><text:span text:style-name="T208"> </text:span><text:span text:style-name="T209">example</text:span><text:span text:style-name="T210"> </text:span><text:span text:style-name="T211">in</text:span><text:span text:style-name="T212"> </text:span><text:span text:style-name="T213">a</text:span><text:span text:style-name="T214"> </text:span><text:span text:style-name="T215">few</text:span><text:span text:style-name="T216"> </text:span><text:span text:style-name="T217">sentences,</text:span><text:span text:style-name="T218"> </text:span><text:span text:style-name="T219">including</text:span><text:span text:style-name="T220"> </text:span><text:span text:style-name="T221">why</text:span><text:span text:style-name="T222"> </text:span><text:span text:style-name="T223">you</text:span><text:span text:style-name="T224"> </text:span><text:span text:style-name="T225">think</text:span><text:span text:style-name="T226"> </text:span><text:span text:style-name="T227">the</text:span><text:span text:style-name="T228"> </text:span><text:span text:style-name="T229">principle</text:span><text:span text:style-name="T230"> </text:span><text:span text:style-name="T231">worked</text:span><text:span text:style-name="T232"> </text:span><text:span text:style-name="T233">well.)</text:span></text:p>
      <text:h text:style-name="Heading_20_2" text:outline-level="2">Where can people go to learn more?</text:h>
      <text:p text:style-name="First_20_paragraph"><text:span text:style-name="T234">(Books,</text:span><text:span text:style-name="T235"> </text:span><text:span text:style-name="T236">articles,</text:span><text:span text:style-name="T237"> </text:span><text:span text:style-name="T238">websites,</text:span><text:span text:style-name="T239"> </text:span><text:span text:style-name="T240">etc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